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0c2ac" officeooo:paragraph-rsid="0000c2ac" style:font-weight-asian="bold" style:font-weight-complex="bold"/>
    </style:style>
    <style:style style:name="P2" style:family="paragraph" style:parent-style-name="Standard">
      <style:paragraph-properties fo:text-align="center" style:justify-single-word="false"/>
      <style:text-properties fo:font-weight="bold" officeooo:rsid="0000c2ac" officeooo:paragraph-rsid="00007fb2" style:font-weight-asian="bold" style:font-weight-complex="bold"/>
    </style:style>
    <style:style style:name="P3" style:family="paragraph" style:parent-style-name="Standard">
      <style:paragraph-properties fo:text-align="start" style:justify-single-word="false"/>
      <style:text-properties fo:font-weight="bold" officeooo:rsid="0001ab64" officeooo:paragraph-rsid="0001ab64" style:font-weight-asian="bold" style:font-weight-complex="bold"/>
    </style:style>
    <style:style style:name="P4" style:family="paragraph" style:parent-style-name="Standard">
      <style:paragraph-properties fo:text-align="start" style:justify-single-word="false"/>
      <style:text-properties fo:font-weight="bold" officeooo:rsid="00072068" officeooo:paragraph-rsid="00072068" style:font-weight-asian="bold" style:font-weight-complex="bold"/>
    </style:style>
    <style:style style:name="P5" style:family="paragraph" style:parent-style-name="Standard">
      <style:paragraph-properties fo:text-align="start" style:justify-single-word="false"/>
      <style:text-properties fo:font-weight="bold" officeooo:rsid="000994aa" officeooo:paragraph-rsid="000994aa" style:font-weight-asian="bold" style:font-weight-complex="bold"/>
    </style:style>
    <style:style style:name="P6" style:family="paragraph" style:parent-style-name="Standard">
      <style:paragraph-properties fo:text-align="start" style:justify-single-word="false"/>
      <style:text-properties fo:font-weight="bold" officeooo:rsid="000994aa" officeooo:paragraph-rsid="00132c0d" style:font-weight-asian="bold" style:font-weight-complex="bold"/>
    </style:style>
    <style:style style:name="P7" style:family="paragraph" style:parent-style-name="Standard">
      <style:paragraph-properties fo:text-align="start" style:justify-single-word="false"/>
      <style:text-properties fo:font-weight="bold" officeooo:rsid="000e3a0e" officeooo:paragraph-rsid="000e3a0e" style:font-weight-asian="bold" style:font-weight-complex="bold"/>
    </style:style>
    <style:style style:name="P8" style:family="paragraph" style:parent-style-name="Standard">
      <style:paragraph-properties fo:text-align="start" style:justify-single-word="false"/>
      <style:text-properties fo:font-weight="bold" officeooo:rsid="000f9684" officeooo:paragraph-rsid="000f9684" style:font-weight-asian="bold" style:font-weight-complex="bold"/>
    </style:style>
    <style:style style:name="P9" style:family="paragraph" style:parent-style-name="Standard">
      <style:paragraph-properties fo:text-align="start" style:justify-single-word="false"/>
      <style:text-properties fo:font-weight="bold" officeooo:rsid="000546ef" officeooo:paragraph-rsid="000546ef" style:font-weight-asian="bold" style:font-weight-complex="bold"/>
    </style:style>
    <style:style style:name="P10" style:family="paragraph" style:parent-style-name="Standard">
      <style:paragraph-properties fo:text-align="start" style:justify-single-word="false"/>
      <style:text-properties fo:font-weight="normal" officeooo:rsid="0000c2ac" officeooo:paragraph-rsid="0000c2ac" style:font-weight-asian="normal" style:font-weight-complex="normal"/>
    </style:style>
    <style:style style:name="P11" style:family="paragraph" style:parent-style-name="Standard" style:list-style-name="L1">
      <style:paragraph-properties fo:text-align="start" style:justify-single-word="false"/>
      <style:text-properties fo:font-weight="normal" officeooo:rsid="0000c2ac" officeooo:paragraph-rsid="0000c2ac" style:font-weight-asian="normal" style:font-weight-complex="normal"/>
    </style:style>
    <style:style style:name="P12" style:family="paragraph" style:parent-style-name="Standard">
      <style:paragraph-properties fo:text-align="start" style:justify-single-word="false"/>
      <style:text-properties fo:font-weight="normal" officeooo:rsid="0001ab64" officeooo:paragraph-rsid="0001ab64" style:font-weight-asian="normal" style:font-weight-complex="normal"/>
    </style:style>
    <style:style style:name="P13" style:family="paragraph" style:parent-style-name="Standard" style:list-style-name="L2">
      <style:paragraph-properties fo:text-align="start" style:justify-single-word="false"/>
      <style:text-properties fo:font-weight="normal" officeooo:rsid="000546ef" officeooo:paragraph-rsid="000546ef"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067641" officeooo:paragraph-rsid="00067641" style:font-weight-asian="normal" style:font-weight-complex="normal"/>
    </style:style>
    <style:style style:name="P15" style:family="paragraph" style:parent-style-name="Standard">
      <style:paragraph-properties fo:text-align="start" style:justify-single-word="false"/>
      <style:text-properties fo:font-weight="normal" officeooo:rsid="00072068" officeooo:paragraph-rsid="00072068" style:font-weight-asian="normal" style:font-weight-complex="normal"/>
    </style:style>
    <style:style style:name="P16" style:family="paragraph" style:parent-style-name="Standard" style:list-style-name="L3">
      <style:paragraph-properties fo:text-align="start" style:justify-single-word="false"/>
      <style:text-properties fo:font-weight="normal" officeooo:rsid="00081218" officeooo:paragraph-rsid="00081218" style:font-weight-asian="normal" style:font-weight-complex="normal"/>
    </style:style>
    <style:style style:name="P17" style:family="paragraph" style:parent-style-name="Standard" style:list-style-name="L3">
      <style:paragraph-properties fo:text-align="start" style:justify-single-word="false"/>
      <style:text-properties fo:font-weight="normal" officeooo:rsid="000994aa" officeooo:paragraph-rsid="000994aa" style:font-weight-asian="normal" style:font-weight-complex="normal"/>
    </style:style>
    <style:style style:name="P18" style:family="paragraph" style:parent-style-name="Standard">
      <style:paragraph-properties fo:text-align="start" style:justify-single-word="false"/>
      <style:text-properties fo:font-weight="normal" officeooo:rsid="000994aa" officeooo:paragraph-rsid="000994aa" style:font-weight-asian="normal" style:font-weight-complex="normal"/>
    </style:style>
    <style:style style:name="P19" style:family="paragraph" style:parent-style-name="Standard">
      <style:paragraph-properties fo:text-align="start" style:justify-single-word="false"/>
      <style:text-properties fo:font-weight="normal" officeooo:rsid="000e3a0e" officeooo:paragraph-rsid="000e3a0e" style:font-weight-asian="normal" style:font-weight-complex="normal"/>
    </style:style>
    <style:style style:name="P20" style:family="paragraph" style:parent-style-name="Standard" style:list-style-name="L6">
      <style:paragraph-properties fo:text-align="start" style:justify-single-word="false"/>
      <style:text-properties fo:font-weight="normal" officeooo:rsid="000e3a0e" officeooo:paragraph-rsid="000e3a0e" style:font-weight-asian="normal" style:font-weight-complex="normal"/>
    </style:style>
    <style:style style:name="P21" style:family="paragraph" style:parent-style-name="Standard" style:list-style-name="L7">
      <style:paragraph-properties fo:text-align="start" style:justify-single-word="false"/>
      <style:text-properties fo:font-weight="normal" officeooo:rsid="000e3a0e" officeooo:paragraph-rsid="000e3a0e" style:font-weight-asian="normal" style:font-weight-complex="normal"/>
    </style:style>
    <style:style style:name="P22" style:family="paragraph" style:parent-style-name="Standard" style:list-style-name="L7">
      <style:paragraph-properties fo:text-align="start" style:justify-single-word="false"/>
      <style:text-properties fo:font-weight="normal" officeooo:rsid="000f9684" officeooo:paragraph-rsid="000f9684" style:font-weight-asian="normal" style:font-weight-complex="normal"/>
    </style:style>
    <style:style style:name="P23" style:family="paragraph" style:parent-style-name="Standard">
      <style:paragraph-properties fo:text-align="start" style:justify-single-word="false"/>
      <style:text-properties fo:font-weight="normal" officeooo:rsid="000f9684" officeooo:paragraph-rsid="000f9684" style:font-weight-asian="normal" style:font-weight-complex="normal"/>
    </style:style>
    <style:style style:name="P24" style:family="paragraph" style:parent-style-name="Standard" style:list-style-name="L8">
      <style:paragraph-properties fo:text-align="start" style:justify-single-word="false"/>
      <style:text-properties fo:font-weight="normal" officeooo:rsid="000f9684" officeooo:paragraph-rsid="000f9684" style:font-weight-asian="normal" style:font-weight-complex="normal"/>
    </style:style>
    <style:style style:name="P25" style:family="paragraph" style:parent-style-name="Standard" style:list-style-name="L9">
      <style:paragraph-properties fo:text-align="start" style:justify-single-word="false"/>
      <style:text-properties fo:font-weight="normal" officeooo:rsid="00132c0d" officeooo:paragraph-rsid="00132c0d" style:font-weight-asian="normal" style:font-weight-complex="normal"/>
    </style:style>
    <style:style style:name="P26" style:family="paragraph" style:parent-style-name="Standard">
      <style:paragraph-properties fo:text-align="start" style:justify-single-word="false"/>
      <style:text-properties officeooo:paragraph-rsid="000994aa"/>
    </style:style>
    <style:style style:name="P27" style:family="paragraph" style:parent-style-name="Standard" style:list-style-name="L5">
      <style:paragraph-properties fo:text-align="start" style:justify-single-word="false"/>
      <style:text-properties officeooo:paragraph-rsid="000994aa"/>
    </style:style>
    <style:style style:name="P28" style:family="paragraph" style:parent-style-name="Standard" style:list-style-name="L4">
      <style:paragraph-properties fo:text-align="start" style:justify-single-word="false"/>
      <style:text-properties officeooo:rsid="000994aa" officeooo:paragraph-rsid="000994aa"/>
    </style:style>
    <style:style style:name="P29" style:family="paragraph" style:parent-style-name="Standard" style:list-style-name="L4">
      <style:paragraph-properties fo:text-align="start" style:justify-single-word="false"/>
      <style:text-properties officeooo:rsid="000b3eed" officeooo:paragraph-rsid="000b3eed"/>
    </style:style>
    <style:style style:name="P30" style:family="paragraph" style:parent-style-name="Standard" style:list-style-name="L4">
      <style:paragraph-properties fo:text-align="start" style:justify-single-word="false"/>
      <style:text-properties officeooo:rsid="000d3423" officeooo:paragraph-rsid="000d3423"/>
    </style:style>
    <style:style style:name="P31" style:family="paragraph" style:parent-style-name="Standard">
      <style:paragraph-properties fo:text-align="start" style:justify-single-word="false"/>
      <style:text-properties officeooo:rsid="000d3423" officeooo:paragraph-rsid="000d3423"/>
    </style:style>
    <style:style style:name="P32" style:family="paragraph" style:parent-style-name="Standard">
      <style:paragraph-properties fo:text-align="center" style:justify-single-word="false"/>
      <style:text-properties fo:font-size="14pt" fo:font-weight="bold" officeooo:rsid="00007fb2" officeooo:paragraph-rsid="00007fb2" style:font-size-asian="14pt" style:font-weight-asian="bold" style:font-size-complex="14pt" style:font-weight-complex="bold"/>
    </style:style>
    <style:style style:name="T1" style:family="text">
      <style:text-properties officeooo:rsid="00036d8a"/>
    </style:style>
    <style:style style:name="T2" style:family="text">
      <style:text-properties officeooo:rsid="0005418d"/>
    </style:style>
    <style:style style:name="T3" style:family="text">
      <style:text-properties officeooo:rsid="00081218"/>
    </style:style>
    <style:style style:name="T4" style:family="text">
      <style:text-properties officeooo:rsid="000994aa"/>
    </style:style>
    <style:style style:name="T5" style:family="text">
      <style:text-properties fo:font-weight="normal" style:font-weight-asian="normal" style:font-weight-complex="normal"/>
    </style:style>
    <style:style style:name="T6" style:family="text">
      <style:text-properties fo:font-weight="normal" officeooo:rsid="000994aa" style:font-weight-asian="normal" style:font-weight-complex="normal"/>
    </style:style>
    <style:style style:name="T7" style:family="text">
      <style:text-properties fo:font-weight="normal" officeooo:rsid="000b3eed" style:font-weight-asian="normal" style:font-weight-complex="normal"/>
    </style:style>
    <style:style style:name="T8" style:family="text">
      <style:text-properties officeooo:rsid="00132c0d"/>
    </style:style>
    <style:style style:name="T9" style:family="text">
      <style:text-properties fo:font-style="italic" style:font-style-asian="italic" style:font-style-complex="italic"/>
    </style:style>
    <style:style style:name="T10" style:family="text">
      <style:text-properties fo:font-style="italic" officeooo:rsid="00132c0d"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Otu.py file notes</text:p>
      <text:p text:style-name="P2"/>
      <text:p text:style-name="P10">Otu is mainly focused around the creation of the database tables.</text:p>
      <text:p text:style-name="P10"/>
      <text:p text:style-name="P9">General notes:</text:p>
      <text:list xml:id="list2368297130873159216" text:style-name="L2">
        <text:list-item>
          <text:p text:style-name="P13">*args and **kwargs are basically lists of varying sizes. Args is list and kwargs is dictionary. You can iterate through them.</text:p>
        </text:list-item>
        <text:list-item>
          <text:p text:style-name="P14">Mixins are classes with methods that are inhertiable by other classes.</text:p>
        </text:list-item>
        <text:list-item>
          <text:p text:style-name="P14">‘cls.’ preprended like self. Except it applies to the class not an isntance, similar to static in java</text:p>
        </text:list-item>
        <text:list-item>
          <text:p text:style-name="P14">@declared_attr is for sqlalchemy and usually used with mixins. A method that returns a construct specific to a mapping or declarative table.</text:p>
        </text:list-item>
        <text:list-item>
          <text:p text:style-name="P14">@classmethod is basically a static method with access to the classes fields and such.</text:p>
        </text:list-item>
        <text:list-item>
          <text:p text:style-name="P14">__<text:span text:style-name="T3">name__ is the name of whatever module (python file) the command is run from.</text:span></text:p>
        </text:list-item>
      </text:list>
      <text:p text:style-name="P10"><text:s/></text:p>
      <text:p text:style-name="P1">imports:</text:p>
      <text:list xml:id="list1265821128574195970" text:style-name="L1">
        <text:list-item>
          <text:p text:style-name="P11">sqlalchemy – helps in turning classes into tables</text:p>
        </text:list-item>
        <text:list-item>
          <text:p text:style-name="P11">django – web framework</text:p>
        </text:list-item>
        <text:list-item>
          <text:p text:style-name="P11">logger – helps with logging things in console</text:p>
        </text:list-item>
        <text:list-item>
          <text:p text:style-name="P11">citext – case insensitive text. Basically calls lower() on all texts</text:p>
        </text:list-item>
      </text:list>
      <text:p text:style-name="P10"/>
      <text:p text:style-name="P3">class SchemaMixin()</text:p>
      <text:p text:style-name="P12">Contains a <text:span text:style-name="T2">sqlalchemy </text:span>__table_args__ object with a key schema of value <text:span text:style-name="T1">in variable </text:span>SCHEMA <text:span text:style-name="T1">which is ‘otu’ I think this was their way of only replacing the otu shema and not the django admin one</text:span>. OntologyMixin contains this so all classes using OntologyMixin contain this object as well.</text:p>
      <text:p text:style-name="P10"/>
      <text:p text:style-name="P3">class OntologyMixin(SchemaMixin)</text:p>
      <text:p text:style-name="P12">Basically a class that contains a package of functions that when passed into another class the receiving class will inherit all the functions from the mixin class. Basically like a parent class?</text:p>
      <text:p text:style-name="P12"/>
      <text:p text:style-name="P4">Def ontolgy_fkey(ontology_class, index=False)</text:p>
      <text:list xml:id="list235773013422580793" text:style-name="L3">
        <text:list-item>
          <text:p text:style-name="P16">Makes a nm which i’m guessing is the name of the ontology class.</text:p>
        </text:list-item>
        <text:list-item>
          <text:p text:style-name="P16">Makes a column using sqlalchemy <text:span text:style-name="T9">Column() </text:span>method. It’s an integer field and makes a foreign key constructor that looks like (SCHEMA.OntologyMixin.make_tablename) so I guess that would look like otu.cls.__name__ . Because ontology mixin gets added to whatever class I guess it just ultimate names it whatever class is inheriting it like: otu.Environment, otu.SampleType etc...</text:p>
        </text:list-item>
        <text:list-item>
          <text:p text:style-name="P17">Makes the column equal to the ontology class</text:p>
        </text:list-item>
        <text:list-item>
          <text:p text:style-name="P17">returns the column.</text:p>
        </text:list-item>
      </text:list>
      <text:p text:style-name="P18"/>
      <text:p text:style-name="P6">Def with_units(units, *args, **kwargs)</text:p>
      <text:list xml:id="list5205189097894624465" text:style-name="L9">
        <text:list-item>
          <text:p text:style-name="P25">Takes in dynamic parameters args, and keyword args</text:p>
        </text:list-item>
        <text:list-item>
          <text:p text:style-name="P25">Makes a column out of the args</text:p>
        </text:list-item>
        <text:list-item>
          <text:p text:style-name="P25">Makes sets the units of the column to whatever was specified</text:p>
        </text:list-item>
        <text:list-item>
          <text:p text:style-name="P25">returns the newly created column</text:p>
        </text:list-item>
      </text:list>
      <text:p text:style-name="P18"/>
      <text:p text:style-name="P5">A bunch of classes that contain OTU&lt;fieldname&gt; (OntologyMixin, Base):</text:p>
      <text:list xml:id="list1749617392003446127" text:style-name="L5">
        <text:list-item>
          <text:p text:style-name="P27"><text:span text:style-name="T6">They inherit the OntologyMixin functions and values. Inherits the schema mixin which is just the tableargs.SCHEMA = ‘otu’. </text:span></text:p>
        </text:list-item>
      </text:list>
      <text:p text:style-name="P26"><text:span text:style-name="T6"/></text:p>
      <text:p text:style-name="P5"><text:span text:style-name="T4">C</text:span>lass OTU (SchemaMixin, Base):</text:p>
      <text:list xml:id="list7422672849405149929" text:style-name="L4">
        <text:list-item>
          <text:p text:style-name="P28"><text:soft-page-break/><text:span text:style-name="T5">Makes a bunch of sqlalchemy Columns variables using the bunch of classes using the </text:span><text:span text:style-name="T7">multiple classes that inherit OntologyMixin and Base. Essentially it’s making the main table. </text:span></text:p>
        </text:list-item>
        <text:list-item>
          <text:p text:style-name="P29"><text:span text:style-name="T5">Example code of the ontology_fkey method call:</text:span></text:p>
          <text:list>
            <text:list-item>
              <text:p text:style-name="P29"><text:span text:style-name="T5">nm = OTUKingdom</text:span></text:p>
            </text:list-item>
            <text:list-item>
              <text:p text:style-name="P29"><text:span text:style-name="T5">column = Column(Integer, ForeignKey(otu.ontology_OTUKingdom)</text:span></text:p>
            </text:list-item>
            <text:list-item>
              <text:p text:style-name="P30"><text:span text:style-name="T5">column.OTUKingdom = OTUKingdom</text:span></text:p>
            </text:list-item>
            <text:list-item>
              <text:p text:style-name="P30"><text:span text:style-name="T5">return column;</text:span></text:p>
            </text:list-item>
          </text:list>
        </text:list-item>
        <text:list-item>
          <text:p text:style-name="P30"><text:span text:style-name="T5">So otu_fkey Basically makes the column, adjusts the name, assigns the class to the column, returns the newly created column.</text:span></text:p>
        </text:list-item>
        <text:list-item>
          <text:p text:style-name="P30"><text:span text:style-name="T5">OTU then creates sqlalchemy relationship objects to the list of table/column classes. I’m pretty sure they’re classes though. SQLAlchemy uses classes as tables. </text:span></text:p>
        </text:list-item>
        <text:list-item>
          <text:p text:style-name="P30"><text:span text:style-name="T11">__repr__(self) </text:span><text:span text:style-name="T5">just prints out the table schema.</text:span></text:p>
        </text:list-item>
      </text:list>
      <text:p text:style-name="P31"><text:span text:style-name="T5"/></text:p>
      <text:p text:style-name="P7">Another list of classes that are sample metadata e.g SampleVegetationType(OntologyMixin, Base)</text:p>
      <text:list xml:id="list6385933359594709546" text:style-name="L6">
        <text:list-item>
          <text:p text:style-name="P20">I think this is similar to the ontology other list except it’s creating a bunch of tables for metadata instead.</text:p>
        </text:list-item>
      </text:list>
      <text:p text:style-name="P19"/>
      <text:p text:style-name="P7">Class SampleContext(SchemaMixin, Base):</text:p>
      <text:list xml:id="list7476746159584747896" text:style-name="L7">
        <text:list-item>
          <text:p text:style-name="P21">Makes the __tablename__ <text:s/>= sample_context so i guess that’s this tables name.</text:p>
        </text:list-item>
        <text:list-item>
          <text:p text:style-name="P21">Gives it an int primary key</text:p>
        </text:list-item>
        <text:list-item>
          <text:p text:style-name="P21">Creates a tonne of hardcoded columns <text:span text:style-name="T8">using </text:span><text:span text:style-name="T10">with_units() </text:span><text:span text:style-name="T8">function defined earlier in the class.</text:span></text:p>
        </text:list-item>
        <text:list-item>
          <text:p text:style-name="P22">Creates some <text:span text:style-name="T9">ontology_fkey() </text:span>columns which I guess are tables for things that can be categorised further such as environment_id and australian_soil_classification_id. So they have their own separate tables with id and values to later look ups. In eDNA case most of it is float so there won’t be much need for that hopefully.</text:p>
        </text:list-item>
        <text:list-item>
          <text:p text:style-name="P22">Has a <text:span text:style-name="T9">__repr__() </text:span>which just returns the id of the table I think.</text:p>
        </text:list-item>
      </text:list>
      <text:p text:style-name="P23"/>
      <text:p text:style-name="P8">Class SampleOTU(SchemaMixin, Base)</text:p>
      <text:p text:style-name="P23">This table sort of seems to act like an aggregate counting table for sampling instances.</text:p>
      <text:list xml:id="list6015044576234910954" text:style-name="L8">
        <text:list-item>
          <text:p text:style-name="P24">Makes __tablename__ = ‘sample_otu’</text:p>
        </text:list-item>
        <text:list-item>
          <text:p text:style-name="P24">makes FK = ‘otu.otu.id’</text:p>
        </text:list-item>
        <text:list-item>
          <text:p text:style-name="P24">makes a basic primary key ‘otu.otu.id’</text:p>
        </text:list-item>
        <text:list-item>
          <text:p text:style-name="P24">makes a count which is an integer that can’t be null</text:p>
        </text:list-item>
        <text:list-item>
          <text:p text:style-name="P24">has a <text:span text:style-name="T9">__repr__()</text:span> method which outputs the sample id, the otu id and the count. </text:p>
        </text:list-item>
      </text:list>
      <text:p text:style-name="P18"/>
      <text:p text:style-name="P18"/>
      <text:p text:style-name="P5"/>
      <text:p text:style-name="P18"/>
      <text:p text:style-name="P15"/>
      <text:p text:style-name="P12"/>
      <text:p text:style-name="P12"/>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0:48:17.665379006</meta:creation-date>
    <dc:date>2018-05-23T13:31:09.552271545</dc:date>
    <meta:editing-duration>PT16M38S</meta:editing-duration>
    <meta:editing-cycles>5</meta:editing-cycles>
    <meta:generator>LibreOffice/5.1.6.2$Linux_X86_64 LibreOffice_project/10m0$Build-2</meta:generator>
    <meta:document-statistic meta:table-count="0" meta:image-count="0" meta:object-count="0" meta:page-count="2" meta:paragraph-count="56" meta:word-count="700" meta:character-count="4289" meta:non-whitespace-character-count="3673"/>
  </office:meta>
</office:document-meta>
</file>